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1f02"/>
    </style:style>
    <style:style style:name="P2" style:family="paragraph" style:parent-style-name="Standard">
      <style:paragraph-properties fo:text-align="center" style:justify-single-word="false"/>
      <style:text-properties fo:font-weight="bold" officeooo:rsid="000e03c2" officeooo:paragraph-rsid="000e03c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ask for the take home final is to analyze this data set and come up with a good model for wage (or, probably more appropriately, log wage) and then explain the process in writing. </text:p>
      <text:p text:style-name="P1"/>
      <text:p text:style-name="P2">Introduction</text:p>
      <text:p text:style-name="P1"/>
      <text:p text:style-name="P1">Begin by creating some interactions that you think might be appropriate. For example, you might interact the region indicators with years of education, because it may be that some regions of the country value education more than others. The creation of the new variables, along with why you think they are useful, should go in an “introductory” section (you do not need to explain the variables given above). </text:p>
      <text:p text:style-name="P1"/>
      <text:p text:style-name="P1">Next, you should check the full model for the assumptions, particularly normality, but you might also see if nonlinearities might exist in some of the quantitative variables. If you need to do something, mention what you did. If not, a note that things look okay at the outset is fine. </text:p>
      <text:p text:style-name="P1"/>
      <text:p text:style-name="P1">Then, it is model building time. Use at least 2 model selection strategies (you may not use both backward and adjusted R2 , but you may use one of them). Are you getting the same results? If not, which would you choose? Keep in mind our rule about all levels of grouping variables (such as region), as well as no interactions without main effects! </text:p>
      <text:p text:style-name="P1"/>
      <text:p text:style-name="P1">Finally, you should present and explain your model. What are the interesting features about it? (Suppose that female was in the model with a negative coefficient, and educ and tenure were also in the model with positive coefficients, it would be interesting to note that, even with the same time working for a company and level of education, the pay for women is less.) </text:p>
      <text:p text:style-name="P1"/>
      <text:p text:style-name="P1">This report should be at least two pages of text (single-spaced). You may include figures and graphs,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0T12:00:14.441704258</meta:creation-date>
    <dc:date>2015-06-10T13:47:42.389055391</dc:date>
    <meta:editing-duration>PT1H31M37S</meta:editing-duration>
    <meta:editing-cycles>2</meta:editing-cycles>
    <meta:generator>LibreOffice/4.2.7.2$Linux_x86 LibreOffice_project/420m0$Build-2</meta:generator>
    <meta:document-statistic meta:table-count="0" meta:image-count="0" meta:object-count="0" meta:page-count="1" meta:paragraph-count="7" meta:word-count="301" meta:character-count="1720" meta:non-whitespace-character-count="1421"/>
  </office:meta>
</office:document-meta>
</file>